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{ useState, useRef, useEffect } from 'react';</text:p>
      <text:p text:style-name="P1">import type { VehicleData, Message } from '../types/vehicle';</text:p>
      <text:p text:style-name="P1"/>
      <text:p text:style-name="P1">interface ChatInterfaceProps {</text:p>
      <text:p text:style-name="P1"><text:s text:c="2"/>vehicle: VehicleData;</text:p>
      <text:p text:style-name="P1"><text:s text:c="2"/>onBack: () =&gt; void;</text:p>
      <text:p text:style-name="P1">}</text:p>
      <text:p text:style-name="P1"/>
      <text:p text:style-name="P1">const getAIResponse = (userMessage: string, vehicle: VehicleData, messageCount: number): string =&gt; {</text:p>
      <text:p text:style-name="P1"><text:s text:c="2"/>const lowerMsg = userMessage.toLowerCase();</text:p>
      <text:p text:style-name="P1"><text:s text:c="2"/></text:p>
      <text:p text:style-name="P1"><text:s text:c="2"/>if (messageCount === 1) {</text:p>
      <text:p text:style-name="P1"><text:s text:c="4"/>return `Entendido. Tenés un ${vehicle.marca} ${vehicle.modelo} ${vehicle.año} con motor ${vehicle.motor}, y el problema es: "${vehicle.falla}".</text:p>
      <text:p text:style-name="P1"/>
      <text:p text:style-name="P1">Voy a ayudarte a diagnosticar esto paso a paso. Primero, contame:</text:p>
      <text:p text:style-name="P1"/>
      <text:p text:style-name="P1">¿La falla es constante o intermitente? ¿Aparece siempre que usás el auto o solo en ciertas condiciones (frío, caliente, en ruta, en ciudad)?`;</text:p>
      <text:p text:style-name="P1"><text:s text:c="2"/>}</text:p>
      <text:p text:style-name="P1"/>
      <text:p text:style-name="P1"><text:s text:c="2"/>if (lowerMsg.includes('frío') || lowerMsg.includes('frio') || lowerMsg.includes('caliente')) {</text:p>
      <text:p text:style-name="P1"><text:s text:c="4"/>return `Perfecto, eso me da una pista importante.</text:p>
      <text:p text:style-name="P1"/>
      <text:p text:style-name="P1">Siguiente pregunta: ¿Tenés la luz de check engine encendida en el tablero? Si es así, ¿flashea o está fija?</text:p>
      <text:p text:style-name="P1"/>
      <text:p text:style-name="P1">Y si tenés scanner, ¿qué códigos te arroja?`;</text:p>
      <text:p text:style-name="P1"><text:s text:c="2"/>}</text:p>
      <text:p text:style-name="P1"/>
      <text:p text:style-name="P1"><text:s text:c="2"/>if (lowerMsg.includes('scanner') || lowerMsg.includes('código') || lowerMsg.includes('codigo')) {</text:p>
      <text:p text:style-name="P1"><text:s text:c="4"/>return `Bien. Con ese código y los síntomas que describís, esto apunta a un problema en el sistema de combustible o encendido.</text:p>
      <text:p text:style-name="P1"/>
      <text:p text:style-name="P1">Probabilidades ordenadas:</text:p>
      <text:p text:style-name="P1"/>
      <text:p text:style-name="P1">1. 60% - Bujías o cables de bujía (especialmente si tiene más de 30.000 km sin cambio)</text:p>
      <text:p text:style-name="P1">2. 25% - Bobina de encendido (falla típica en ${vehicle.marca} de ese año)</text:p>
      <text:p text:style-name="P1">3. 15% - Inyectores sucios o bomba de nafta con baja presión</text:p>
      <text:p text:style-name="P1"/>
      <text:p text:style-name="P1">¿Qué te recomiendo revisar primero:</text:p>
      <text:p text:style-name="P1">- Sacá una bujía y fijate el color: ¿está blanca/ceniza, negra/húmeda, o café normal?</text:p>
      <text:p text:style-name="P1">- Medí resistencia de la bobina con multímetro</text:p>
      <text:p text:style-name="P1"/>
      <text:p text:style-name="P1">¿Podés hacer esas pruebas y me contás?`;</text:p>
      <text:p text:style-name="P1"><text:s text:c="2"/>}</text:p>
      <text:p text:style-name="P1"/>
      <text:p text:style-name="P1"><text:s text:c="2"/>return `Entiendo. Con esa información, sigamos analizando.</text:p>
      <text:p text:style-name="P1"/>
      <text:p text:style-name="P1">¿Podés verificar esto para mí?</text:p>
      <text:p text:style-name="P1"/>
      <text:p text:style-name="P1">1. Presión de nafta: ¿Tenés forma de medirla? Debería estar entre 2.5 y 3.5 bar.</text:p>
      <text:p text:style-name="P1"/>
      <text:p text:style-name="P1">2. Sondas lambda: Si tenés scanner, fijate los valores de sonda 1 - debería oscilar entre 0.1V y 0.9V.</text:p>
      <text:p text:style-name="P1"/>
      <text:p text:style-name="P1">¿Podés chequear eso y me pasás los valores?`;</text:p>
      <text:p text:style-name="P1">};</text:p>
      <text:p text:style-name="P1"/>
      <text:p text:style-name="P1">export function ChatInterface({ vehicle, onBack }: ChatInterfaceProps) {</text:p>
      <text:p text:style-name="P1"><text:s text:c="2"/>const [messages, setMessages] = useState&lt;Message[]&gt;([</text:p>
      <text:p text:style-name="P1"><text:s text:c="4"/>{</text:p>
      <text:p text:style-name="P1"><text:s text:c="6"/>id: '1',</text:p>
      <text:p text:style-name="P1"><text:s text:c="6"/>role: 'assistant',</text:p>
      <text:p text:style-name="P1"><text:s text:c="6"/>content: `¡Hola! Soy MechaIA, tu asistente de diagnóstico automotriz. 🚗🔧</text:p>
      <text:p text:style-name="P1"/>
      <text:p text:style-name="P1">Voy a ayudarte con el ${vehicle.marca} ${vehicle.modelo} patente ${vehicle.patente}. Ya tengo cargados los datos del vehículo.</text:p>
      <text:p text:style-name="P1"/>
      <text:p text:style-name="P1">Contame más sobre la falla: ${vehicle.falla}</text:p>
      <text:p text:style-name="P1"/>
      <text:p text:style-name="P1">¿Hace cuánto apareció este problema? ¿Fue de repente o fue empeorando gradualmente?`,</text:p>
      <text:p text:style-name="P1"><text:s text:c="6"/>timestamp: new Date(),</text:p>
      <text:p text:style-name="P1"><text:s text:c="4"/>},</text:p>
      <text:p text:style-name="P1"><text:s text:c="2"/>]);</text:p>
      <text:p text:style-name="P1"><text:s text:c="2"/>const [inputValue, setInputValue] = useState('');</text:p>
      <text:p text:style-name="P1"><text:s text:c="2"/>const [isTyping, setIsTyping] = useState(false);</text:p>
      <text:p text:style-name="P1"><text:s text:c="2"/>const messagesEndRef = useRef&lt;HTMLDivElement&gt;(null);</text:p>
      <text:p text:style-name="P1"/>
      <text:p text:style-name="P1"><text:s text:c="2"/>const scrollToBottom = () =&gt; {</text:p>
      <text:p text:style-name="P1"><text:s text:c="4"/>messagesEndRef.current?.scrollIntoView({ behavior: 'smooth' });</text:p>
      <text:p text:style-name="P1"><text:s text:c="2"/>};</text:p>
      <text:p text:style-name="P1"/>
      <text:p text:style-name="P1"><text:s text:c="2"/>useEffect(() =&gt; {</text:p>
      <text:p text:style-name="P1"><text:s text:c="4"/>scrollToBottom();</text:p>
      <text:p text:style-name="P1"><text:s text:c="2"/>}, [messages]);</text:p>
      <text:p text:style-name="P1"/>
      <text:p text:style-name="P1"><text:s text:c="2"/>const handleSend = async () =&gt; {</text:p>
      <text:p text:style-name="P1"><text:s text:c="4"/>if (!inputValue.trim()) return;</text:p>
      <text:p text:style-name="P1"/>
      <text:p text:style-name="P1"><text:s text:c="4"/>const userMessage: Message = {</text:p>
      <text:p text:style-name="P1"><text:s text:c="6"/>id: Date.now().toString(),</text:p>
      <text:p text:style-name="P1"><text:s text:c="6"/>role: 'user',</text:p>
      <text:p text:style-name="P1"><text:s text:c="6"/>content: inputValue,</text:p>
      <text:p text:style-name="P1"><text:s text:c="6"/>timestamp: new Date(),</text:p>
      <text:p text:style-name="P1"><text:s text:c="4"/>};</text:p>
      <text:p text:style-name="P1"/>
      <text:p text:style-name="P1"><text:s text:c="4"/>setMessages(prev =&gt; [...prev, userMessage]);</text:p>
      <text:p text:style-name="P1"><text:s text:c="4"/>setInputValue('');</text:p>
      <text:p text:style-name="P1"><text:s text:c="4"/>setIsTyping(true);</text:p>
      <text:p text:style-name="P1"/>
      <text:p text:style-name="P1"><text:s text:c="4"/>setTimeout(() =&gt; {</text:p>
      <text:p text:style-name="P1"><text:s text:c="6"/>const aiResponse: Message = {</text:p>
      <text:p text:style-name="P1"><text:s text:c="8"/>id: (Date.now() + 1).toString(),</text:p>
      <text:p text:style-name="P1"><text:s text:c="8"/>role: 'assistant',</text:p>
      <text:p text:style-name="P1"><text:s text:c="8"/>content: getAIResponse(userMessage.content, vehicle, messages.length),</text:p>
      <text:p text:style-name="P1"><text:s text:c="8"/>timestamp: new Date(),</text:p>
      <text:p text:style-name="P1"><text:s text:c="6"/>};</text:p>
      <text:p text:style-name="P1"><text:s text:c="6"/>setMessages(prev =&gt; [...prev, aiResponse]);</text:p>
      <text:p text:style-name="P1"><text:s text:c="6"/>setIsTyping(false);</text:p>
      <text:p text:style-name="P1"><text:s text:c="4"/>}, 1500);</text:p>
      <text:p text:style-name="P1"><text:s text:c="2"/>};</text:p>
      <text:p text:style-name="P1"/>
      <text:p text:style-name="P1"><text:s text:c="2"/>const handleKeyDown = (e: React.KeyboardEvent) =&gt; {</text:p>
      <text:p text:style-name="P1"><text:s text:c="4"/>if (e.key === 'Enter' &amp;&amp; !e.shiftKey) {</text:p>
      <text:p text:style-name="P1"><text:s text:c="6"/>e.preventDefault();</text:p>
      <text:p text:style-name="P1"><text:s text:c="6"/>handleSend();</text:p>
      <text:p text:style-name="P1"><text:s text:c="4"/>}</text:p>
      <text:p text:style-name="P1"><text:s text:c="2"/>};</text:p>
      <text:p text:style-name="P1"/>
      <text:p text:style-name="P1"><text:s text:c="2"/>return (</text:p>
      <text:p text:style-name="P1"><text:s text:c="4"/>&lt;div className="flex flex-col h-screen bg-slate-50 dark:bg-slate-900"&gt;</text:p>
      <text:p text:style-name="P1"><text:s text:c="6"/>{/* Header */}</text:p>
      <text:p text:style-name="P1"><text:s text:c="6"/>&lt;header className="flex items-center justify-between px-4 py-3 bg-white dark:bg-slate-800 border-b border-slate-200 dark:border-slate-700 sticky top-0 z-10"&gt;</text:p>
      <text:p text:style-name="P1"><text:s text:c="8"/>&lt;div className="flex items-center gap-3"&gt;</text:p>
      <text:p text:style-name="P1"><text:s text:c="10"/>&lt;button onClick={onBack} className="p-2 rounded-full hover:bg-slate-100"&gt;</text:p>
      <text:p text:style-name="P1"><text:s text:c="12"/>←</text:p>
      <text:p text:style-name="P1"><text:s text:c="10"/>&lt;/button&gt;</text:p>
      <text:p text:style-name="P1"><text:s text:c="10"/>&lt;div className="flex items-center gap-2"&gt;</text:p>
      <text:p text:style-name="P1"><text:s text:c="12"/>&lt;div className="w-10 h-10 bg-gradient-to-br from-blue-500 to-indigo-600 rounded-xl flex items-center justify-center"&gt;</text:p>
      <text:p text:style-name="P1"><text:s text:c="14"/>&lt;span className="text-white font-bold"&gt;M&lt;/span&gt;</text:p>
      <text:p text:style-name="P1"><text:s text:c="12"/>&lt;/div&gt;</text:p>
      <text:p text:style-name="P1"><text:s text:c="12"/>&lt;div&gt;</text:p>
      <text:p text:style-name="P1"><text:s text:c="14"/>&lt;h2 className="font-semibold text-slate-900 dark:text-white text-sm"&gt;MechaIA&lt;/h2&gt;</text:p>
      <text:p text:style-name="P1"><text:s text:c="14"/>&lt;p className="text-xs text-slate-500 dark:text-slate-400"&gt;</text:p>
      <text:p text:style-name="P1"><text:s text:c="16"/>{vehicle.marca} {vehicle.modelo} · {vehicle.patente}</text:p>
      <text:p text:style-name="P1"><text:s text:c="14"/>&lt;/p&gt;</text:p>
      <text:p text:style-name="P1"><text:s text:c="12"/>&lt;/div&gt;</text:p>
      <text:p text:style-name="P1"><text:s text:c="10"/>&lt;/div&gt;</text:p>
      <text:p text:style-name="P1"><text:s text:c="8"/>&lt;/div&gt;</text:p>
      <text:p text:style-name="P1"><text:s text:c="6"/>&lt;/header&gt;</text:p>
      <text:p text:style-name="P1"/>
      <text:p text:style-name="P1"><text:s text:c="6"/>{/* Messages */}</text:p>
      <text:p text:style-name="P1"><text:s text:c="6"/>&lt;div className="flex-1 overflow-y-auto px-4 py-6 space-y-6"&gt;</text:p>
      <text:p text:style-name="P1"><text:s text:c="8"/>{messages.map((message) =&gt; (</text:p>
      <text:p text:style-name="P1"><text:s text:c="10"/>&lt;div</text:p>
      <text:p text:style-name="P1"><text:s text:c="12"/>key={message.id}</text:p>
      <text:p text:style-name="P1"><text:s text:c="12"/>className={`flex gap-4 ${message.role === 'assistant' ? 'justify-start' : 'justify-end'}`}</text:p>
      <text:p text:style-name="P1"><text:s text:c="10"/>&gt;</text:p>
      <text:p text:style-name="P1"><text:s text:c="12"/>{message.role === 'assistant' &amp;&amp; (</text:p>
      <text:p text:style-name="P1"><text:s text:c="14"/>&lt;div className="w-8 h-10 bg-gradient-to-br from-blue-500 to-indigo-600 rounded-lg flex items-center justify-center flex-shrink-0 mt-1"&gt;</text:p>
      <text:p text:style-name="P1"><text:s text:c="16"/>&lt;span className="text-white text-xs"&gt;🤖&lt;/span&gt;</text:p>
      <text:p text:style-name="P1"><text:s text:c="14"/>&lt;/div&gt;</text:p>
      <text:p text:style-name="P1"><text:s text:c="12"/>)}</text:p>
      <text:p text:style-name="P1"><text:s text:c="12"/>&lt;div</text:p>
      <text:p text:style-name="P1"><text:s text:c="14"/>className={`max-w-[85%] sm:max-w-[75%] rounded-2xl px-4 py-3 whitespace-pre-wrap ${</text:p>
      <text:p text:style-name="P1"><text:s text:c="16"/>message.role === 'assistant'</text:p>
      <text:p text:style-name="P1"><text:s text:c="18"/>? 'bg-white dark:bg-slate-800 border border-slate-200 dark:border-slate-700 text-slate-900 dark:text-white'</text:p>
      <text:p text:style-name="P1"><text:s text:c="18"/>: 'bg-gradient-to-r from-blue-600 to-indigo-600 text-white'</text:p>
      <text:p text:style-name="P1"><text:s text:c="14"/>}`}</text:p>
      <text:p text:style-name="P1"><text:s text:c="12"/>&gt;</text:p>
      <text:p text:style-name="P1"><text:s text:c="14"/>&lt;div className="text-sm leading-relaxed"&gt;</text:p>
      <text:p text:style-name="P1"><text:s text:c="16"/>{message.content}</text:p>
      <text:p text:style-name="P1"><text:s text:c="14"/>&lt;/div&gt;</text:p>
      <text:p text:style-name="P1"><text:s text:c="14"/>&lt;div className={`text-xs mt-2 ${message.role === 'assistant' ? 'text-slate-400' : 'text-blue-200'}`}&gt;</text:p>
      <text:p text:style-name="P1"><text:s text:c="16"/>{message.timestamp.toLocaleTimeString('es-AR', { hour: '2-digit', minute: '2-digit' })}</text:p>
      <text:p text:style-name="P1"><text:s text:c="14"/>&lt;/div&gt;</text:p>
      <text:p text:style-name="P1"><text:s text:c="12"/>&lt;/div&gt;</text:p>
      <text:p text:style-name="P1"><text:s text:c="12"/>{message.role === 'user' &amp;&amp; (</text:p>
      <text:p text:style-name="P1"><text:s text:c="14"/>&lt;div className="w-8 h-8 bg-slate-300 dark:bg-slate-600 rounded-lg flex items-center justify-center flex-shrink-0 mt-1"&gt;</text:p>
      <text:p text:style-name="P1"><text:s text:c="16"/>&lt;span className="text-slate-600 dark:text-slate-300 text-xs"&gt;👤&lt;/span&gt;</text:p>
      <text:p text:style-name="P1"><text:s text:c="14"/>&lt;/div&gt;</text:p>
      <text:p text:style-name="P1"><text:s text:c="12"/>)}</text:p>
      <text:p text:style-name="P1"><text:s text:c="10"/>&lt;/div&gt;</text:p>
      <text:p text:style-name="P1"><text:s text:c="8"/>))}</text:p>
      <text:p text:style-name="P1"><text:s text:c="8"/></text:p>
      <text:p text:style-name="P1"><text:s text:c="8"/>{isTyping &amp;&amp; (</text:p>
      <text:p text:style-name="P1"><text:s text:c="10"/>&lt;div className="flex gap-4 justify-start"&gt;</text:p>
      <text:p text:style-name="P1"><text:s text:c="12"/>&lt;div className="w-8 h-10 bg-gradient-to-br from-blue-500 to-indigo-600 rounded-lg flex items-center justify-center flex-shrink-0 mt-1"&gt;</text:p>
      <text:p text:style-name="P1"><text:s text:c="14"/>&lt;span className="text-white text-xs"&gt;🤖&lt;/span&gt;</text:p>
      <text:p text:style-name="P1"><text:s text:c="12"/>&lt;/div&gt;</text:p>
      <text:p text:style-name="P1"><text:s text:c="12"/>&lt;div className="bg-white dark:bg-slate-800 border border-slate-200 dark:border-slate-700 rounded-2xl px-4 py-3"&gt;</text:p>
      <text:p text:style-name="P1"><text:s text:c="14"/>&lt;div className="flex gap-1"&gt;</text:p>
      <text:p text:style-name="P1"><text:s text:c="16"/>&lt;span className="w-2 h-2 bg-slate-400 rounded-full animate-bounce" /&gt;</text:p>
      <text:p text:style-name="P1"><text:s text:c="16"/>&lt;span className="w-2 h-2 bg-slate-400 rounded-full animate-bounce" style={{ animationDelay: '150ms' }} /&gt;</text:p>
      <text:p text:style-name="P1"><text:s text:c="16"/>&lt;span className="w-2 h-2 bg-slate-400 rounded-full animate-bounce" style={{ animationDelay: '300ms' }} /&gt;</text:p>
      <text:p text:style-name="P1"><text:s text:c="14"/>&lt;/div&gt;</text:p>
      <text:p text:style-name="P1"><text:s text:c="12"/>&lt;/div&gt;</text:p>
      <text:p text:style-name="P1"><text:s text:c="10"/>&lt;/div&gt;</text:p>
      <text:p text:style-name="P1"><text:s text:c="8"/>)}</text:p>
      <text:p text:style-name="P1"><text:s text:c="8"/>&lt;div ref={messagesEndRef} /&gt;</text:p>
      <text:p text:style-name="P1"><text:s text:c="6"/>&lt;/div&gt;</text:p>
      <text:p text:style-name="P1"/>
      <text:p text:style-name="P1"><text:s text:c="6"/>{/* Input */}</text:p>
      <text:p text:style-name="P1"><text:s text:c="6"/>&lt;div className="border-t border-slate-200 dark:border-slate-700 bg-white dark:bg-slate-800 p-4"&gt;</text:p>
      <text:p text:style-name="P1"><text:s text:c="8"/>&lt;div className="max-w-3xl mx-auto flex gap-3"&gt;</text:p>
      <text:p text:style-name="P1"><text:s text:c="10"/>&lt;input</text:p>
      <text:p text:style-name="P1"><text:s text:c="12"/>type="text"</text:p>
      <text:p text:style-name="P1"><text:s text:c="12"/>value={inputValue}</text:p>
      <text:p text:style-name="P1"><text:s text:c="12"/>onChange={(e) =&gt; setInputValue(e.target.value)}</text:p>
      <text:p text:style-name="P1"><text:s text:c="12"/>onKeyDown={handleKeyDown}</text:p>
      <text:p text:style-name="P1"><text:s text:c="12"/>placeholder="Escribí tu respuesta..."</text:p>
      <text:p text:style-name="P1"><text:s text:c="12"/>className="flex-1 h-12 px-4 bg-slate-100 dark:bg-slate-700 border-0 rounded-xl text-slate-900 dark:text-white"</text:p>
      <text:p text:style-name="P1"><text:s text:c="10"/>/&gt;</text:p>
      <text:p text:style-name="P1"><text:s text:c="10"/>&lt;button</text:p>
      <text:p text:style-name="P1"><text:s text:c="12"/>onClick={handleSend}</text:p>
      <text:p text:style-name="P1"><text:s text:c="12"/>disabled={!inputValue.trim() || isTyping}</text:p>
      <text:p text:style-name="P1"><text:s text:c="12"/>className="h-12 w-12 bg-gradient-to-r from-blue-600 to-indigo-600 text-white rounded-xl disabled:opacity-50"</text:p>
      <text:p text:style-name="P1"><text:s text:c="10"/>&gt;</text:p>
      <text:p text:style-name="P1"><text:s text:c="12"/>➤</text:p>
      <text:p text:style-name="P1"><text:s text:c="10"/>&lt;/button&gt;</text:p>
      <text:p text:style-name="P1"><text:s text:c="8"/>&lt;/div&gt;</text:p>
      <text:p text:style-name="P1"><text:s text:c="8"/>&lt;p className="text-center text-xs text-slate-400 mt-2"&gt;</text:p>
      <text:p text:style-name="P1"><text:s text:c="10"/>MechaIA es un asistente de diagnóstico. Siempre verificá las recomendaciones.</text:p>
      <text:p text:style-name="P1"><text:s text:c="8"/>&lt;/p&gt;</text:p>
      <text:p text:style-name="P1"><text:s text:c="6"/>&lt;/div&gt;</text:p>
      <text:p text:style-name="P1"><text:s text:c="4"/>&lt;/div&gt;</text:p>
      <text:p text:style-name="P1"><text:s text:c="2"/>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